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>
        <style:tab-stops/>
      </style:paragraph-properties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5.908cm" svg:height="5.842cm" svg:x="1.016cm" svg:y="0.508cm">
          <text:p text:style-name="P1">Mysq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908cm" svg:height="5.842cm" svg:x="1.016cm" svg:y="14.732cm">
          <text:p text:style-name="P1">Q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908cm" svg:height="7.366cm" svg:x="1.016cm" svg:y="6.858cm">
          <text:p text:style-name="P1">ph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4.572cm" svg:x="16.256cm" svg:y="15.748cm">
          <text:p text:style-name="P2">Web browser</text:p>
          <text:p text:style-name="P2">WebKit avec Q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6.51cm" svg:height="5.842cm" svg:x="5.842cm" svg:y="7.366cm">
          <text:list text:style-name="L1">
            <text:list-item>
              <text:p text:style-name="P3">Afficher infos client</text:p>
            </text:list-item>
            <text:list-item>
              <text:p text:style-name="P3"><text:tab/>Afficher la liste des traitements</text:p>
            </text:list-item>
            <text:list-item>
              <text:p text:style-name="P3"><text:tab/><text:tab/><text:tab/>Montrer les détails des traitments</text:p>
            </text:list-item>
            <text:list-item>
              <text:p text:style-name="P3">Modifier les infos</text:p>
            </text:list-item>
            <text:list-item>
              <text:p text:style-name="P3"><text:tab/>Créer un nouveau traitement</text:p>
            </text:list-item>
          </text:list>
          <text:p text:style-name="P3"/>
          <text:p text:style-name="P3"><text:span text:style-name="T1">Chaque traitment doit pouvoir “contenir” (a choix) une facture qui est sauvée </text:span></text:p>
          <text:p text:style-name="P3"><text:span text:style-name="T1">dans une BDD à part, accecible par le programme qui gère les factur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35cm" svg:height="2.032cm" svg:x="0.254cm" svg:y="18.288cm">
          <text:p text:style-name="P2">GUI Qt sobre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3.81cm" svg:height="2.54cm" svg:x="6.604cm" svg:y="17.78cm">
          <text:p text:style-name="P2">Choix client</text:p>
          <text:p text:style-name="P2">Ou Nouveau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78cm" svg:height="4.572cm" svg:x="7.874cm" svg:y="13.20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1.27cm" svg:height="2.54cm" svg:x="18.034cm" svg:y="13.2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6.604cm" svg:height="3.81cm" svg:x="5.588cm" svg:y="1.524cm">
          <text:p text:style-name="P2">BDD</text:p>
          <text:p text:style-name="P2">Des client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604cm" svg:height="3.81cm" svg:x="15.494cm" svg:y="1.524cm">
          <text:p text:style-name="P2">BDD</text:p>
          <text:p text:style-name="P2">Des facture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io Geiger</meta:initial-creator>
    <meta:creation-date>2012-04-23T19:52:56</meta:creation-date>
    <meta:editing-duration>PT17M42S</meta:editing-duration>
    <meta:editing-cycles>3</meta:editing-cycles>
    <dc:date>2012-04-23T20:10:23</dc:date>
    <dc:creator>Mario Geiger</dc:creator>
    <meta:generator>LibreOffice/3.4$Unix LibreOffice_project/340m1$Build-402</meta:generator>
    <meta:document-statistic meta:object-count="34"/>
  </office:meta>
</office:document-meta>
</file>